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080583" officeooo:paragraph-rsid="00080583" style:font-weight-asian="normal" style:font-weight-complex="normal"/>
    </style:style>
    <style:style style:name="P2" style:family="paragraph" style:parent-style-name="Standard">
      <style:text-properties fo:font-weight="normal" officeooo:rsid="00081cd2" officeooo:paragraph-rsid="00081cd2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FERATE</text:h>
      <text:p text:style-name="P1">Länge: 15min</text:p>
      <text:p text:style-name="P1">Termin einhalten!</text:p>
      <text:p text:style-name="P1">Es soll möglichst frei gesprochen worden – Stichwortzettel!</text:p>
      <text:p text:style-name="P1">Gehobene Umgangssprache</text:p>
      <text:p text:style-name="P1">PowerPoint möglich → wenn schon, dann gut</text:p>
      <text:p text:style-name="P1"><text:tab/>Bei 15min Reden dann höchstens 15 Folien</text:p>
      <text:p text:style-name="P2">Rezension ist sehr wichtig!</text:p>
      <text:p text:style-name="P2"><text:tab/>objektiv</text:p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5T11:08:42.288927474</meta:creation-date>
    <dc:date>2019-09-25T11:43:47.857961283</dc:date>
    <meta:editing-duration>PT4M45S</meta:editing-duration>
    <meta:editing-cycles>1</meta:editing-cycles>
    <meta:document-statistic meta:table-count="0" meta:image-count="0" meta:object-count="0" meta:page-count="1" meta:paragraph-count="10" meta:word-count="33" meta:character-count="238" meta:non-whitespace-character-count="210"/>
    <meta:generator>LibreOffice/6.1.5.2$MacOSX_X86_64 LibreOffice_project/90f8dcf33c87b3705e78202e3df5142b201bd805</meta:generator>
  </office:meta>
</office:document-meta>
</file>